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Standard">
      <style:paragraph-properties fo:text-align="center" style:justify-single-word="false"/>
      <style:text-properties style:font-name="Ubuntu" fo:font-size="22pt" style:text-underline-style="solid" style:text-underline-width="auto" style:text-underline-color="font-color" fo:font-weight="bold" officeooo:rsid="001de4cd" officeooo:paragraph-rsid="001de4cd" style:font-size-asian="19.25pt" style:font-weight-asian="bold" style:font-size-complex="22pt" style:font-weight-complex="bold"/>
    </style:style>
    <style:style style:name="P2" style:family="paragraph" style:parent-style-name="Standard" style:list-style-name="L1">
      <style:paragraph-properties fo:text-align="justify" style:justify-single-word="false"/>
      <style:text-properties style:font-name="Ubuntu" fo:font-size="16pt" style:text-underline-style="none" fo:font-weight="normal" officeooo:rsid="001de4cd" officeooo:paragraph-rsid="001de4cd"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style:font-name="Ubuntu" fo:font-size="16pt" style:text-underline-style="none" fo:font-weight="normal" officeooo:rsid="001de4cd" officeooo:paragraph-rsid="001de4cd" style:font-size-asian="14pt" style:font-weight-asian="normal" style:font-size-complex="16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rsid="001de4cd" officeooo:paragraph-rsid="001de4cd"/>
    </style:style>
    <style:style style:name="P6" style:family="paragraph" style:parent-style-name="Standard">
      <style:paragraph-properties fo:text-align="justify" style:justify-single-word="false"/>
      <style:text-properties officeooo:rsid="001de4cd" officeooo:paragraph-rsid="00205c30"/>
    </style:style>
    <style:style style:name="P7" style:family="paragraph" style:parent-style-name="Standard">
      <style:paragraph-properties fo:text-align="justify" style:justify-single-word="false"/>
      <style:text-properties officeooo:rsid="00205c30" officeooo:paragraph-rsid="00205c30"/>
    </style:style>
    <style:style style:name="P8" style:family="paragraph" style:parent-style-name="Standard">
      <style:paragraph-properties fo:text-align="justify" style:justify-single-word="false"/>
      <style:text-properties fo:color="#c9211e" loext:opacity="100%" officeooo:rsid="00205c30" officeooo:paragraph-rsid="00205c30"/>
    </style:style>
    <style:style style:name="P9" style:family="paragraph" style:parent-style-name="Standard">
      <style:paragraph-properties fo:text-align="justify" style:justify-single-word="false"/>
      <style:text-properties fo:font-weight="normal" officeooo:rsid="001de4cd" officeooo:paragraph-rsid="00205c30" style:font-weight-asian="normal" style:font-weight-complex="normal"/>
    </style:style>
    <style:style style:name="P10" style:family="paragraph">
      <loext:graphic-properties draw:fill="solid" draw:fill-color="#333333"/>
      <style:text-properties fo:color="#ffffff" loext:opacity="100%"/>
    </style:style>
    <style:style style:name="T1" style:family="text">
      <style:text-properties fo:font-weight="bold" style:font-weight-asian="bold" style:font-weight-complex="bold"/>
    </style:style>
    <style:style style:name="T2" style:family="text">
      <style:text-properties style:font-name="Ubuntu" fo:font-size="16pt" style:font-size-asian="16pt" style:font-size-complex="16pt"/>
    </style:style>
    <style:style style:name="T3" style:family="text">
      <style:text-properties style:font-name="Ubuntu" fo:font-size="16pt" officeooo:rsid="001de4cd" style:font-size-asian="16pt" style:font-size-complex="16pt"/>
    </style:style>
    <style:style style:name="T4" style:family="text">
      <style:text-properties style:font-name="Ubuntu" fo:font-size="16pt" officeooo:rsid="00205c30" style:font-size-asian="16pt" style:font-size-complex="16pt"/>
    </style:style>
    <style:style style:name="T5" style:family="text">
      <style:text-properties style:font-name="Ubuntu" fo:font-size="16pt" fo:font-weight="bold" style:font-size-asian="16pt" style:font-weight-asian="bold" style:font-size-complex="16pt" style:font-weight-complex="bold"/>
    </style:style>
    <style:style style:name="T6" style:family="text">
      <style:text-properties style:font-name="Ubuntu" fo:font-size="16pt" fo:font-weight="bold" officeooo:rsid="001de4cd" style:font-size-asian="16pt" style:font-weight-asian="bold" style:font-size-complex="16pt" style:font-weight-complex="bold"/>
    </style:style>
    <style:style style:name="T7" style:family="text">
      <style:text-properties style:font-name="Ubuntu" fo:font-size="16pt" fo:font-weight="bold" officeooo:rsid="00205c30" style:font-size-asian="16pt" style:font-weight-asian="bold" style:font-size-complex="16pt" style:font-weight-complex="bold"/>
    </style:style>
    <style:style style:name="T8" style:family="text">
      <style:text-properties style:font-name="Ubuntu" fo:font-size="16pt" fo:font-weight="normal" style:font-size-asian="16pt" style:font-weight-asian="normal" style:font-size-complex="16pt" style:font-weight-complex="normal"/>
    </style:style>
    <style:style style:name="T9" style:family="text">
      <style:text-properties style:font-name="Ubuntu" fo:font-size="16pt" fo:font-weight="normal" officeooo:rsid="001de4cd" style:font-size-asian="16pt" style:font-weight-asian="normal" style:font-size-complex="16pt" style:font-weight-complex="normal"/>
    </style:style>
    <style:style style:name="T10" style:family="text">
      <style:text-properties style:font-name="Ubuntu" fo:font-size="16pt" fo:font-weight="normal" officeooo:rsid="00205c30" style:font-size-asian="16pt" style:font-weight-asian="normal" style:font-size-complex="16pt" style:font-weight-complex="normal"/>
    </style:style>
    <style:style style:name="T11" style:family="text">
      <style:text-properties fo:color="#c9211e" loext:opacity="100%" style:font-name="Ubuntu" fo:font-size="16pt" fo:font-weight="normal" officeooo:rsid="00205c30" style:font-size-asian="16pt" style:font-weight-asian="normal" style:font-size-complex="16pt" style:font-weight-complex="normal"/>
    </style:style>
    <style:style style:name="T12" style:family="text">
      <style:text-properties officeooo:rsid="0022c65a"/>
    </style:style>
    <style:style style:name="T13" style:family="text">
      <style:text-properties officeooo:rsid="002435e6"/>
    </style:style>
    <style:style style:name="T14" style:family="text">
      <style:text-properties fo:color="#ffffff"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2a6099" draw:fill="solid" draw:fill-color="#333333" fo:min-height="2.984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solid" svg:stroke-color="#2a6099" draw:fill="solid" draw:fill-color="#333333" fo:min-height="2.618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 about Private Member Inheritance in Java</text:p>
      <text:p text:style-name="P1"/>
      <text:list xml:id="list1486448301" text:style-name="L1">
        <text:list-item>
          <text:p text:style-name="P2">Private members in Java <text:span text:style-name="T1">are also</text:span> inherited in child classes.</text:p>
        </text:list-item>
        <text:list-item>
          <text:p text:style-name="P2">They are just not accessible directly by calling in child class or any other class.</text:p>
        </text:list-item>
        <text:list-item>
          <text:p text:style-name="P2">To use or modify those private functions or variables, one must make methods which use those <text:span text:style-name="T12">private members</text:span>, and those methods must be made in <text:span text:style-name="T13">the same class, in which private members are present</text:span>.</text:p>
        </text:list-item>
      </text:list>
      <text:p text:style-name="P3"/>
      <text:p text:style-name="P4"><text:span text:style-name="T2">Example, if </text:span><text:span text:style-name="T5">Person</text:span><text:span text:style-name="T2"> is parent </text:span><text:span text:style-name="T3">class of </text:span><text:span text:style-name="T6">Student, </text:span><text:span text:style-name="T9">then private members of person will only be accessible by methods defined in person class. Now if those methods are public, then those methods can be used in any other child class of </text:span><text:span text:style-name="T6">Person. </text:span><text:span text:style-name="T9">Thus we can use </text:span><text:span text:style-name="T6">Student</text:span><text:span text:style-name="T9"> class will inherit those public methods in </text:span><text:span text:style-name="T6">Person</text:span><text:span text:style-name="T9"> class and we can use those inherited methods by making objects of </text:span><text:span text:style-name="T6">Student</text:span><text:span text:style-name="T9"> class. </text:span></text:p>
      <text:p text:style-name="P4"><text:span text:style-name="T9"/></text:p>
      <text:p text:style-name="P5"><text:span text:style-name="T11">File</text:span><text:span text:style-name="T10">: <text:s/></text:span><text:span text:style-name="T7">Person.java</text:span></text:p>
      <text:p text:style-name="P5"><draw:frame text:anchor-type="paragraph" draw:z-index="0" draw:name="Text Frame 1" draw:style-name="gr2" draw:text-style-name="P10" svg:width="6.5106in" svg:height="2.6843in" svg:x="0.0909in" svg:y="0.1598in"><draw:text-box><text:p><text:span text:style-name="T14">public class Person</text:span></text:p><text:p><text:span text:style-name="T14">{</text:span></text:p><text:p><text:span text:style-name="T14"><text:tab/></text:span><text:span text:style-name="T14">private String [] Name;</text:span></text:p><text:p><text:span text:style-name="T14"><text:tab/></text:span><text:span text:style-name="T14">private int PhoneNo;</text:span></text:p><text:p><text:span text:style-name="T14"><text:tab/></text:span><text:span text:style-name="T14">public void setName(String [] str)</text:span></text:p><text:p><text:span text:style-name="T14"><text:tab/></text:span><text:span text:style-name="T14">{</text:span></text:p><text:p><text:span text:style-name="T14"><text:tab/></text:span><text:span text:style-name="T14"><text:tab/></text:span><text:span text:style-name="T14"><text:tab/></text:span><text:span text:style-name="T14">Name = str;</text:span></text:p><text:p><text:span text:style-name="T14"><text:tab/></text:span><text:span text:style-name="T14">}</text:span></text:p><text:p><text:span text:style-name="T14"><text:tab/></text:span><text:span text:style-name="T14">public void setPhoneNo(int phNo)</text:span></text:p><text:p><text:span text:style-name="T14"><text:tab/></text:span><text:span text:style-name="T14">{</text:span></text:p><text:p><text:span text:style-name="T14"><text:tab/></text:span><text:span text:style-name="T14"><text:tab/></text:span><text:span text:style-name="T14"><text:tab/></text:span><text:span text:style-name="T14">PhoneNo = phNo;</text:span></text:p><text:p><text:span text:style-name="T14"><text:tab/></text:span><text:span text:style-name="T14">}</text:span></text:p><text:p><text:span text:style-name="T14">}</text:span></text:p><text:p><text:span text:style-name="T14"/></text:p></draw:text-box></draw:frame><text:span text:style-name="T8"/></text:p>
      <text:p text:style-name="P5"><text:span text:style-name="T8"><text:tab/></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oft-page-break/><text:span text:style-name="T8"/></text:p>
      <text:p text:style-name="P6"><text:span text:style-name="T11">File</text:span><text:span text:style-name="T10">: <text:s/></text:span><text:span text:style-name="T7">Student.java</text:span></text:p>
      <text:p text:style-name="P5"><text:span text:style-name="T8"/></text:p>
      <text:p text:style-name="P7"><draw:frame text:anchor-type="paragraph" draw:z-index="1" draw:name="Text Frame 2" draw:style-name="gr2" draw:text-style-name="P10" svg:width="6.5106in" svg:height="2.6189in" svg:x="0.0909in" svg:y="0.1598in"><draw:text-box><text:p><text:span text:style-name="T14">public class Student extends Person {</text:span></text:p><text:p><text:span text:style-name="T14"><text:s text:c="4"/></text:span><text:span text:style-name="T14">private int Roll;</text:span></text:p><text:p><text:span text:style-name="T14"><text:s text:c="4"/></text:span><text:span text:style-name="T14">public void setRoll(int Nu)</text:span></text:p><text:p><text:span text:style-name="T14"><text:s text:c="4"/></text:span><text:span text:style-name="T14">{</text:span></text:p><text:p><text:span text:style-name="T14"><text:s text:c="8"/></text:span><text:span text:style-name="T14">Roll = Nu;</text:span></text:p><text:p><text:span text:style-name="T14"><text:s text:c="4"/></text:span><text:span text:style-name="T14">}</text:span></text:p><text:p><text:span text:style-name="T14"><text:s text:c="4"/></text:span><text:span text:style-name="T14">public int getRoll(int print)</text:span></text:p><text:p><text:span text:style-name="T14"><text:s text:c="4"/></text:span><text:span text:style-name="T14">{</text:span></text:p><text:p><text:span text:style-name="T14"><text:s text:c="8"/></text:span><text:span text:style-name="T14">if(print == 1)</text:span></text:p><text:p><text:span text:style-name="T14"><text:s text:c="8"/></text:span><text:span text:style-name="T14">System.out.println("Roll no: "+Roll);</text:span></text:p><text:p><text:span text:style-name="T14"><text:s text:c="8"/></text:span><text:span text:style-name="T14">return Roll;</text:span></text:p><text:p><text:span text:style-name="T14"><text:s text:c="4"/></text:span><text:span text:style-name="T14">}</text:span></text:p><text:p><text:span text:style-name="T14">}</text:span></text:p></draw:text-box></draw:frame><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6"><text:span text:style-name="T11">File</text:span><text:span text:style-name="T10">: <text:s/></text:span><text:span text:style-name="T7">Test.java</text:span></text:p>
      <text:p text:style-name="P6"><text:span text:style-name="T7"/></text:p>
      <text:p text:style-name="P9"><draw:frame text:anchor-type="paragraph" draw:z-index="2" draw:name="Text Frame 3" draw:style-name="gr1" draw:text-style-name="P10" svg:width="6.5106in" svg:height="2.985in" svg:x="0.0909in" svg:y="0.1598in"><draw:text-box><text:p><text:span text:style-name="T14">public class Test {</text:span></text:p><text:p><text:span text:style-name="T14"><text:s text:c="4"/></text:span><text:span text:style-name="T14">public static void main(String [] a)</text:span></text:p><text:p><text:span text:style-name="T14"><text:s text:c="4"/></text:span><text:span text:style-name="T14">{</text:span></text:p><text:p><text:span text:style-name="T14"><text:s text:c="8"/></text:span><text:span text:style-name="T14">Student s1 = new Student();</text:span></text:p><text:p><text:span text:style-name="T14"><text:s text:c="8"/></text:span><text:span text:style-name="T14">s1.setName("Kartik");</text:span></text:p><text:p><text:span text:style-name="T14"><text:s text:c="8"/></text:span><text:span text:style-name="T14">s1.setNo(91121);</text:span></text:p><text:p><text:span text:style-name="T14"><text:s text:c="8"/></text:span><text:span text:style-name="T14">s1.setRoll(12);</text:span></text:p><text:p><text:span text:style-name="T14"/></text:p><text:p><text:span text:style-name="T14"><text:s text:c="8"/></text:span><text:span text:style-name="T14">s1.showName();</text:span></text:p><text:p><text:span text:style-name="T14"><text:s text:c="8"/></text:span><text:span text:style-name="T14">s1.showPN();</text:span></text:p><text:p><text:span text:style-name="T14"><text:s text:c="8"/></text:span><text:span text:style-name="T14">int Rno = s1.getRoll(0);</text:span></text:p><text:p><text:span text:style-name="T14"/></text:p><text:p><text:span text:style-name="T14"><text:s text:c="4"/></text:span><text:span text:style-name="T14">}</text:span></text:p><text:p><text:span text:style-name="T14">}</text:span></text:p><text:p><text:span text:style-name="T14"/></text:p></draw:text-box></draw:frame><text:span text:style-name="T4"/></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08:34:37.129021765</meta:creation-date>
    <dc:date>2022-10-24T09:11:47.285652509</dc:date>
    <meta:editing-duration>PT2M47S</meta:editing-duration>
    <meta:editing-cycles>3</meta:editing-cycles>
    <meta:generator>LibreOffice/7.3.6.2$Linux_X86_64 LibreOffice_project/30$Build-2</meta:generator>
    <meta:document-statistic meta:table-count="0" meta:image-count="0" meta:object-count="0" meta:page-count="2" meta:paragraph-count="9" meta:word-count="144" meta:character-count="835" meta:non-whitespace-character-count="697"/>
  </office:meta>
</office:document-meta>
</file>